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C Challeng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o.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Div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Div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ImageDithering</text:p>
          </table:table-cell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Div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YahtzeeScore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Div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ciph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" style:font-family-complex="'Noto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4T21:24:21.192342013</meta:creation-date>
    <dc:date>2016-06-14T22:57:25.406527409</dc:date>
    <meta:editing-duration>PT1M57S</meta:editing-duration>
    <meta:editing-cycles>2</meta:editing-cycles>
    <meta:generator>LibreOffice/5.0.6.3$Linux_X86_64 LibreOffice_project/00m0$Build-3</meta:generator>
    <meta:document-statistic meta:table-count="1" meta:cell-count="19" meta:object-count="0"/>
  </office:meta>
</office:document-meta>
</file>